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9A000000A92A79E1D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841cm" svg:y="-0.727cm" svg:width="17.729cm" svg:height="2.798cm" draw:z-index="0"><draw:image xlink:href="Pictures/100000000000049A000000A92A79E1DE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2" text:anchor-type="paragraph" svg:x="-0.683cm" svg:y="-0.72cm" svg:width="17.59cm" svg:height="2.522cm" draw:z-index="1"><draw:image xlink:href="Pictures/100000000000049A000000A92A79E1D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admin </meta:initial-creator>
    <meta:creation-date>2014-04-15T12:18:07</meta:creation-date>
    <dc:date>2014-04-15T12:21:34</dc:date>
    <dc:creator>uadmin </dc:creator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